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6cm" svg:stroke-color="#ff6600" draw:marker-start="" draw:marker-start-width="0.39cm" draw:marker-start-center="false" draw:marker-end="" draw:marker-end-width="0.39cm" draw:marker-end-center="false" draw:fill="solid" draw:fill-color="#99ccff" draw:textarea-horizontal-align="center" draw:textarea-vertical-align="middle" fo:padding-top="0.155cm" fo:padding-bottom="0.155cm" fo:padding-left="0.28cm" fo:padding-right="0.28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7.187cm" svg:y1="15.137cm" svg:x2="14.687cm" svg:y2="15.137cm">
            <text:p/>
          </draw:line>
          <draw:line draw:style-name="gr2" draw:text-style-name="P1" draw:layer="layout" svg:x1="7.687cm" svg:y1="15.137cm" svg:x2="13.687cm" svg:y2="15.137cm">
            <text:p/>
          </draw:line>
          <draw:line draw:style-name="gr2" draw:text-style-name="P1" draw:layer="layout" svg:x1="7.687cm" svg:y1="14.886cm" svg:x2="7.687cm" svg:y2="15.386cm">
            <text:p/>
          </draw:line>
          <draw:line draw:style-name="gr2" draw:text-style-name="P1" draw:layer="layout" svg:x1="13.687cm" svg:y1="14.886cm" svg:x2="13.687cm" svg:y2="15.386cm">
            <text:p/>
          </draw:line>
          <draw:rect draw:style-name="gr3" draw:text-style-name="P2" draw:layer="layout" svg:width="7.503cm" svg:height="1.001cm" svg:x="7.187cm" svg:y="14.637cm">
            <text:p/>
          </draw:rect>
          <draw:line draw:style-name="gr1" draw:text-style-name="P1" draw:layer="layout" svg:x1="7.687cm" svg:y1="14.637cm" svg:x2="7.687cm" svg:y2="15.637cm">
            <text:p/>
          </draw:line>
          <draw:line draw:style-name="gr1" draw:text-style-name="P1" draw:layer="layout" svg:x1="8.187cm" svg:y1="14.637cm" svg:x2="8.187cm" svg:y2="15.637cm">
            <text:p/>
          </draw:line>
          <draw:line draw:style-name="gr1" draw:text-style-name="P1" draw:layer="layout" svg:x1="8.687cm" svg:y1="14.637cm" svg:x2="8.687cm" svg:y2="15.637cm">
            <text:p/>
          </draw:line>
          <draw:line draw:style-name="gr1" draw:text-style-name="P1" draw:layer="layout" svg:x1="9.187cm" svg:y1="14.637cm" svg:x2="9.187cm" svg:y2="15.637cm">
            <text:p/>
          </draw:line>
          <draw:line draw:style-name="gr1" draw:text-style-name="P1" draw:layer="layout" svg:x1="9.687cm" svg:y1="14.637cm" svg:x2="9.687cm" svg:y2="15.637cm">
            <text:p/>
          </draw:line>
          <draw:line draw:style-name="gr1" draw:text-style-name="P1" draw:layer="layout" svg:x1="10.187cm" svg:y1="14.637cm" svg:x2="10.187cm" svg:y2="15.637cm">
            <text:p/>
          </draw:line>
          <draw:line draw:style-name="gr1" draw:text-style-name="P1" draw:layer="layout" svg:x1="10.687cm" svg:y1="14.637cm" svg:x2="10.687cm" svg:y2="15.637cm">
            <text:p/>
          </draw:line>
          <draw:line draw:style-name="gr1" draw:text-style-name="P1" draw:layer="layout" svg:x1="11.187cm" svg:y1="14.637cm" svg:x2="11.187cm" svg:y2="15.637cm">
            <text:p/>
          </draw:line>
          <draw:line draw:style-name="gr1" draw:text-style-name="P1" draw:layer="layout" svg:x1="11.687cm" svg:y1="14.637cm" svg:x2="11.687cm" svg:y2="15.637cm">
            <text:p/>
          </draw:line>
          <draw:line draw:style-name="gr1" draw:text-style-name="P1" draw:layer="layout" svg:x1="12.187cm" svg:y1="14.637cm" svg:x2="12.187cm" svg:y2="15.637cm">
            <text:p/>
          </draw:line>
          <draw:line draw:style-name="gr1" draw:text-style-name="P1" draw:layer="layout" svg:x1="12.687cm" svg:y1="14.637cm" svg:x2="12.687cm" svg:y2="15.637cm">
            <text:p/>
          </draw:line>
          <draw:line draw:style-name="gr1" draw:text-style-name="P1" draw:layer="layout" svg:x1="13.187cm" svg:y1="14.637cm" svg:x2="13.187cm" svg:y2="15.637cm">
            <text:p/>
          </draw:line>
          <draw:line draw:style-name="gr1" draw:text-style-name="P1" draw:layer="layout" svg:x1="13.687cm" svg:y1="14.637cm" svg:x2="13.687cm" svg:y2="15.637cm">
            <text:p/>
          </draw:line>
          <draw:line draw:style-name="gr1" draw:text-style-name="P1" draw:layer="layout" svg:x1="14.187cm" svg:y1="14.637cm" svg:x2="14.187cm" svg:y2="15.63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6:36:23.455109738</meta:creation-date>
    <dc:date>2018-05-07T16:37:07.337547124</dc:date>
    <meta:editing-duration>PT44S</meta:editing-duration>
    <meta:editing-cycles>1</meta:editing-cycles>
    <meta:document-statistic meta:object-count="20"/>
    <meta:generator>LibreOffice/6.0.0.3$MacOSX_X86_64 LibreOffice_project/64a0f66915f38c6217de274f0aa8e15618924765</meta:generator>
  </office:meta>
</office:document-meta>
</file>